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</style:style>
    <style:style style:name="pr2" style:family="presentation" style:parent-style-name="Обычный-outline1">
      <style:graphic-properties fo:min-height="13.8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20cm"/>
    </style:style>
    <style:style style:name="pr5" style:family="presentation" style:parent-style-name="Обычный-outline1">
      <style:graphic-properties fo:min-height="18.455cm"/>
    </style:style>
    <style:style style:name="pr6" style:family="presentation" style:parent-style-name="Обычный-outline1">
      <style:graphic-properties fo:min-height="19cm"/>
    </style:style>
    <style:style style:name="pr7" style:family="presentation" style:parent-style-name="Обычный-outline1">
      <style:graphic-properties fo:min-height="15.5cm"/>
    </style:style>
    <style:style style:name="pr8" style:family="presentation" style:parent-style-name="Default-outline1">
      <style:graphic-properties draw:auto-grow-height="true" fo:min-height="18.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7.773cm"/>
    </style:style>
    <style:style style:name="pr11" style:family="presentation" style:parent-style-name="Default-outline1">
      <style:graphic-properties fo:min-height="19.5cm"/>
    </style:style>
    <style:style style:name="pr12" style:family="presentation" style:parent-style-name="Default-outline1">
      <style:graphic-properties fo:min-height="19cm"/>
    </style:style>
    <style:style style:name="pr13" style:family="presentation" style:parent-style-name="Default-outline1">
      <style:graphic-properties fo:min-height="20.051cm"/>
    </style:style>
    <style:style style:name="pr14" style:family="presentation" style:parent-style-name="Default-outline1">
      <style:graphic-properties fo:min-height="18.273cm"/>
    </style:style>
    <style:style style:name="pr15" style:family="presentation" style:parent-style-name="Default-title">
      <style:graphic-properties fo:min-height="2.663cm"/>
    </style:style>
    <style:style style:name="pr16" style:family="presentation" style:parent-style-name="Default-outline1">
      <style:graphic-properties fo:min-height="9cm"/>
    </style:style>
    <style:style style:name="pr17" style:family="presentation" style:parent-style-name="Default-outline1">
      <style:graphic-properties fo:min-height="16.469cm"/>
    </style:style>
    <style:style style:name="pr18" style:family="presentation" style:parent-style-name="Default-outline1">
      <style:graphic-properties fo:min-height="18.5cm"/>
    </style:style>
    <style:style style:name="pr19" style:family="presentation" style:parent-style-name="Default-outline1">
      <style:graphic-properties fo:min-height="19.225cm"/>
    </style:style>
    <style:style style:name="pr20" style:family="presentation" style:parent-style-name="Default-outline1">
      <style:graphic-properties fo:min-height="18.773cm"/>
    </style:style>
    <style:style style:name="P1" style:family="paragraph">
      <style:text-properties style:text-underline-style="none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3333ff" fo:font-size="28pt" style:font-size-asian="28pt" style:font-size-complex="28pt"/>
    </style:style>
    <style:style style:name="T13" style:family="text">
      <style:text-properties fo:color="#6666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4cm" svg:y="0.386cm" presentation:class="title" presentation:user-transformed="true">
          <draw:text-box>
            <text:p><text:span text:style-name="T1">ОБЪЕКТНО-ОРИЕНТИРОВАННОЕ ПРОГРАММИРОВАНИЕ</text:span></text:p>
          </draw:text-box>
        </draw:frame>
        <draw:frame presentation:style-name="pr2" draw:layer="layout" svg:width="25.199cm" svg:height="13.89cm" svg:x="1.4cm" svg:y="6cm" presentation:class="outline" presentation:user-transformed="true">
          <draw:text-box>
            <text:list text:style-name="L2">
              <text:list-header>
                <text:p><text:span text:style-name="T2">Класс</text:span> — это тип объекта, включающий в себя набор переменных и функций для управления этими переменными.</text:p>
                <text:p>Переменные называют <text:span text:style-name="T2">свойствами</text:span>, а функции — <text:span text:style-name="T2">методами</text:span>.</text:p>
                <text:p>Описание класса:</text:p>
                <text:p>class &lt;Имя класса&gt; {</text:p>
                <text:p>// свойства и методы класса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20cm" svg:x="1.4cm" svg:y="0.5cm" presentation:class="outline" presentation:user-transformed="true">
          <draw:text-box>
            <text:list text:style-name="L2">
              <text:list-header>
                <text:p>Создание переменной (свойства):</text:p>
                <text:p><text:span text:style-name="T2">class</text:span> &lt;Имя класса&gt; {</text:p>
                <text:p><text:s text:c="4"/>&lt;Область видимости&gt; &lt;Имя переменной&gt;;</text:p>
                <text:p>}</text:p>
                <text:p>Создание метода класса:</text:p>
                <text:p><text:span text:style-name="T2">class</text:span> &lt;Имя класса&gt; {</text:p>
                <text:p><text:s text:c="3"/>&lt;Область видимости&gt; function &lt;Имя <text:s text:c="3"/>функции&gt; ([Параметры]) {</text:p>
                <text:p><text:s text:c="7"/>// Код </text:p>
                <text:p><text:s text:c="6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18.455cm" svg:x="1.4cm" svg:y="1cm" presentation:class="outline" presentation:user-transformed="true">
          <draw:text-box>
            <text:list text:style-name="L2">
              <text:list-header>
                <text:p>Область видимости определяется одним из трех значений:</text:p>
                <text:p><text:span text:style-name="T2">public</text:span> — открытый. Если перед определением метода область видимости не определена не указано, то метод по умолчанию является открытым. </text:p>
                <text:p><text:span text:style-name="T2">private</text:span> — закрытый. Свойство или метод доступны только внутри данного класса;</text:p>
                <text:p><text:span text:style-name="T2">protected</text:span> — защищенный. Свойство или метод недоступны для внешнего использования, но доступны для данного класса и для потомков этого класса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>Внутри класса можно создать статические свойство или метод, которые будут доступны без создания экземпляра класса. Для этого перед определением свойства или метода следует указать ключевое слово static. </text:p>
                <text:p>class myclass {</text:p>
                <text:p>public static $var = 5;</text:p>
                <text:p>public static function fun() {</text:p>
                <text:p>// Тело функции</text:p>
                <text:p>}</text:p>
                <text:p>}</text:p>
                <text:p>myclass::fun(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>Наследование позволяет создать новый класс, в котором будет доступ ко всем свойствам и методам родительского класса, а также к некоторым новым свойствам и методам.</text:p>
                <text:p>class Class1 {</text:p>
                <text:p><text:s text:c="4"/>public function f1() {</text:p>
                <text:p><text:s text:c="7"/>echo 'Метод f1 класса Class1&lt;br&gt;'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25.199cm" svg:height="15.5cm" svg:x="1.4cm" svg:y="1cm" presentation:class="outline" presentation:user-transformed="true">
          <draw:text-box>
            <text:list text:style-name="L2">
              <text:list-header>
                <text:p>class Class2 extends Class1 {</text:p>
                <text:p><text:s text:c="4"/>public function f2() {</text:p>
                <text:p><text:s text:c="7"/>echo 'Метод f2 класса Class2&lt;br&gt;';</text:p>
                <text:p><text:s text:c="6"/>}</text:p>
                <text:p>}</text:p>
                <text:p/>
                <text:p>$obj = new Class2();</text:p>
                <text:p>$obj-&gt;f1(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3" draw:layer="layout" svg:width="27cm" svg:height="18.5cm" svg:x="0.5cm" svg:y="1cm" presentation:class="outline" presentation:user-transformed="true">
          <draw:text-box>
            <text:list text:style-name="L2">
              <text:list-header>
                <text:p text:style-name="P3"><text:span text:style-name="T3">Формат XML</text:span></text:p>
                <text:p/>
                <text:p><text:span text:style-name="T2">XML</text:span> - аббревиатура e<text:span text:style-name="T2">Xtensible Markup Language</text:span></text:p>
                <text:p><text:span text:style-name="T4"/></text:p>
                <text:p><text:span text:style-name="T4">XML-документы состоят из элементов (тегов) и текста.</text:span></text:p>
                <text:p><text:span text:style-name="T4"/></text:p>
                <text:p><text:span text:style-name="T4">XML позволяет создавать свои собственные элементы, что позволяет точно представлять фрагменты данных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Первой строкой документа XML может быть декларация XML. </text:p>
                <text:p>Это необязательная часть файла. Она определяет его как файл XML, что может помочь автоматическим инструментам и людям распознавать файл как XML, а не <text:s/>другой способ разметки.</text:p>
                <text:p>Как правило указывается версия XML и кодировка:</text:p>
                <text:p><text:span text:style-name="T2">&lt;?xml version="1.0"encoding="utf-8"?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9.5cm" svg:x="1.4cm" svg:y="0.5cm" presentation:class="outline" presentation:user-transformed="true">
          <draw:text-box>
            <text:list text:style-name="L2">
              <text:list-header>
                <text:p text:style-name="P3"><text:span text:style-name="T2">Наименования элементов</text:span></text:p>
                <text:p text:style-name="P3"><text:span text:style-name="T2"/></text:p>
                <text:p>Пробелы в именах элементов не допускаются.</text:p>
                <text:p>Имена должны начинаться с буквы, а не с цифры или знака. (После этой первой буквы можно использовать любую комбинацию из букв, цифр и допустимых символов.)</text:p>
                <text:p>Регистр не имеет значения, но во избежание путаницы лучше его соблюдать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1" draw:text-style-name="P3" draw:layer="layout" svg:width="25.199cm" svg:height="19.5cm" svg:x="1.4cm" svg:y="1cm" presentation:class="outline" presentation:user-transformed="true">
          <draw:text-box>
            <text:list text:style-name="L2">
              <text:list-header>
                <text:p text:style-name="P3"><text:span text:style-name="T5">Корневой элемент</text:span></text:p>
                <text:p>В документе обязательно должен быть корневой элемент</text:p>
                <text:p>Начальный и замыкающий теги корневого элемента окружают весь текст XML-документа. </text:p>
                <text:p>В файле должен присутствовать только один корневой элемент</text:p>
                <text:p><text:span text:style-name="T2">&lt;?xml version="1.0"encoding="utf-8"?&gt;</text:span></text:p>
                <text:p><text:span text:style-name="T2">&lt;catalog&gt;</text:span></text:p>
                <text:list>
                  <text:list-header>
                    <text:p><text:span text:style-name="T2">...</text:span></text:p>
                  </text:list-header>
                </text:list>
                <text:p><text:span text:style-name="T2">&lt;/catalog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/>
                <text:p>Все остальные элементы могут быть вложены друг в друга.</text:p>
                <text:p/>
                <text:p>Каждый дочерний элемент должен быть целиком расположен между открывающим и замыкающим тегами своего родительского элемента. Дочерние элементы должны заканчиваться до начала следующего дочернего элемент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3" draw:text-style-name="P4" draw:layer="layout" svg:width="25.199cm" svg:height="20.051cm" svg:x="1.4cm" svg:y="0.5cm" presentation:class="outline" presentation:user-transformed="true">
          <draw:text-box>
            <text:list text:style-name="L2">
              <text:list-header>
                <text:p><text:span text:style-name="T6">&lt;offer&gt;</text:span></text:p>
                <text:p><text:span text:style-name="T7"><text:tab/></text:span><text:span text:style-name="T6">&lt;price&gt;</text:span><text:span text:style-name="T7">6780</text:span><text:span text:style-name="T6">&lt;/price&gt;</text:span></text:p>
                <text:p><text:span text:style-name="T7"><text:tab/></text:span><text:span text:style-name="T6">&lt;currencyId&gt;</text:span><text:span text:style-name="T7">RUB</text:span><text:span text:style-name="T6">&lt;/currencyId&gt;</text:span></text:p>
                <text:p><text:span text:style-name="T6"><text:s text:c="5"/></text:span><text:span text:style-name="T6">&lt;categoryId&gt;</text:span><text:span text:style-name="T7">24</text:span><text:span text:style-name="T6">&lt;/categoryId&gt;</text:span></text:p>
                <text:p><text:span text:style-name="T7"><text:s text:c="5"/></text:span><text:span text:style-name="T6">&lt;picture&gt;</text:span><text:span text:style-name="T7">http://sweets.ru/sund.jpg</text:span><text:span text:style-name="T6">&lt;/picture&gt;</text:span></text:p>
                <text:p><text:span text:style-name="T7"><text:s text:c="5"/></text:span><text:span text:style-name="T6">&lt;name&gt;</text:span><text:span text:style-name="T7">Праздничный Сундучок</text:span><text:span text:style-name="T6">&lt;/name&gt;</text:span></text:p>
                <text:p><text:span text:style-name="T6">&lt;/offer&gt;</text:span></text:p>
                <text:p><text:span text:style-name="T6">&lt;offer&gt;</text:span></text:p>
                <text:p><text:span text:style-name="T6"><text:s text:c="6"/></text:span><text:span text:style-name="T6">&lt;price&gt;</text:span><text:span text:style-name="T8">4920</text:span><text:span text:style-name="T6">&lt;/price&gt;</text:span></text:p>
                <text:p><text:span text:style-name="T6"><text:s text:c="5"/></text:span><text:span text:style-name="T6">&lt;currencyId&gt;</text:span><text:span text:style-name="T7">RUB</text:span><text:span text:style-name="T6">&lt;/currencyId&gt;</text:span></text:p>
                <text:p><text:span text:style-name="T6"><text:s text:c="5"/></text:span><text:span text:style-name="T6">&lt;categoryId&gt;</text:span><text:span text:style-name="T7">22</text:span><text:span text:style-name="T6">&lt;/categoryId&gt;</text:span></text:p>
                <text:p><text:span text:style-name="T7"><text:s text:c="5"/></text:span><text:span text:style-name="T6">&lt;picture&gt;</text:span><text:span text:style-name="T7">http://sweets.ru/nabor.jpg</text:span><text:span text:style-name="T6">&lt;/picture&gt;</text:span></text:p>
                <text:p><text:span text:style-name="T7"><text:s text:c="5"/></text:span><text:span text:style-name="T6">&lt;name&gt;</text:span><text:span text:style-name="T8">Праздничный набор</text:span><text:span text:style-name="T6">&lt;/name&gt;</text:span></text:p>
                <text:p><text:span text:style-name="T6">&lt;/offer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 text:style-name="P3"><text:span text:style-name="T2">Атрибуты</text:span></text:p>
                <text:p>К элементам иногда добавляются атрибуты. Атрибуты состоят из пары имя=значение, где значение берется в двойные кавычки. </text:p>
                <text:p>Атрибуты позволяют сохранять вместе с элементом дополнительные параметры.</text:p>
                <text:p>Атрибуты указываются внутри начального тега элемента. При добавлении нескольких атрибутов они разделяются пробелами.</text:p>
                <text:p>Начальные теги с атрибутами: </text:p>
                <text:p><text:span text:style-name="T2">&lt;offer id="39" available="true"&gt; ...</text:span></text:p>
                <text:p><text:span text:style-name="T2">&lt;category id="24" parentId="19"&gt; 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18.273cm" svg:x="1.4cm" svg:y="1.5cm" presentation:class="outline" presentation:user-transformed="true">
          <draw:text-box>
            <text:list text:style-name="L2">
              <text:list-header>
                <text:p>Несмотря на то, что элементы и атрибуты создаются произвольно иногда требуется, чтобы XML-документ соответствовал определенным правилам.</text:p>
                <text:p>Например, для обеспечения уникальности каждого элемента следует каждому элементу задать непустой атрибут id.</text:p>
                <text:p>Таким образом, для конкретного документа устанавливается правило, которое должно выполняться, чтобы документ считался корректным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2" draw:layer="layout" svg:width="26.5cm" svg:height="19cm" svg:x="1cm" svg:y="1cm" presentation:class="outline" presentation:user-transformed="true">
          <draw:text-box>
            <text:list text:style-name="L2">
              <text:list-header>
                <text:p>Правила определяются в <text:span text:style-name="T2">описании типа документа (DTD)</text:span> или в <text:span text:style-name="T2">схеме</text:span>. Для такой проверки требуется создать DTD или схему, а затем давать ссылку на файл DTD или схемы в своих XML-файлах.</text:p>
                <text:p>Ссылка делается следующим образом: в <text:s/>начале XML-документа помещается декларация типа документа ( DOCTYPE). Эта строка содержит ссылку на DTD или схему(перечень элементов и правил), которая будет использоваться для проверки данного документа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2.663cm" svg:x="1.4cm" svg:y="0.837cm" presentation:class="title" presentation:user-transformed="true">
          <draw:text-box>
            <text:p>Пример DTD</text:p>
          </draw:text-box>
        </draw:frame>
        <draw:frame presentation:style-name="pr16" draw:text-style-name="P5" draw:layer="layout" svg:width="25.199cm" svg:height="9cm" svg:x="1.5cm" svg:y="5cm" presentation:class="outline" presentation:user-transformed="true">
          <draw:text-box>
            <text:list text:style-name="L2">
              <text:list-header>
                <text:p><text:span text:style-name="T9">&lt;!ELEMENT note (to,from,heading,body)&gt;</text:span></text:p>
                <text:p><text:span text:style-name="T9">&lt;!ELEMENT to (#PCDATA)&gt;</text:span></text:p>
                <text:p><text:span text:style-name="T9">&lt;!ELEMENT from (#PCDATA)&gt;</text:span></text:p>
                <text:p><text:span text:style-name="T9">&lt;!ELEMENT heading (#PCDATA)&gt;</text:span></text:p>
                <text:p><text:span text:style-name="T9">&lt;!ELEMENT body (#PCDATA)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2.663cm" svg:x="1.5cm" svg:y="0.5cm" presentation:class="title" presentation:user-transformed="true">
          <draw:text-box>
            <text:p>Пример схемы</text:p>
          </draw:text-box>
        </draw:frame>
        <draw:frame presentation:style-name="pr17" draw:text-style-name="P6" draw:layer="layout" svg:width="25.199cm" svg:height="16.469cm" svg:x="1.4cm" svg:y="2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>&lt;?xml version="1.0"?&gt;</text:span></text:p>
                <text:p><text:span text:style-name="T10">&lt;xs:schema&gt;</text:span></text:p>
                <text:p><text:span text:style-name="T10"><text:s text:c="3"/></text:span><text:span text:style-name="T10">&lt;xs:element name="note"&gt;</text:span></text:p>
                <text:p><text:span text:style-name="T10"><text:s text:c="6"/></text:span><text:span text:style-name="T10">&lt;xs:complexType&gt;</text:span></text:p>
                <text:p><text:span text:style-name="T10"><text:s text:c="9"/></text:span><text:span text:style-name="T10">&lt;xs:sequence&gt;</text:span></text:p>
                <text:p><text:span text:style-name="T10"><text:s text:c="12"/></text:span><text:span text:style-name="T10">&lt;xs:element name="to" type="xs:string"/&gt;</text:span></text:p>
                <text:p><text:span text:style-name="T10"><text:s text:c="12"/></text:span><text:span text:style-name="T10">&lt;xs:element name="from" type="xs:string"/&gt;</text:span></text:p>
                <text:p><text:span text:style-name="T10"><text:s text:c="12"/></text:span><text:span text:style-name="T10">&lt;xs:element name="heading" type="xs:string"/&gt;</text:span></text:p>
                <text:p><text:span text:style-name="T10"><text:s text:c="12"/></text:span><text:span text:style-name="T10">&lt;xs:element name="body" type="xs:string"/&gt;</text:span></text:p>
                <text:p><text:span text:style-name="T10"><text:s text:c="9"/></text:span><text:span text:style-name="T10">&lt;/xs:sequence&gt;</text:span></text:p>
                <text:p><text:span text:style-name="T10"><text:s text:c="6"/></text:span><text:span text:style-name="T10">&lt;/xs:complexType&gt;</text:span></text:p>
                <text:p><text:span text:style-name="T10"><text:s text:c="3"/></text:span><text:span text:style-name="T10">&lt;/xs:element&gt;</text:span></text:p>
                <text:p><text:span text:style-name="T10">&lt;/xs:schema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1" draw:text-style-name="P7" draw:layer="layout" svg:width="27cm" svg:height="19.5cm" svg:x="0.5cm" svg:y="1cm" presentation:class="outline" presentation:user-transformed="true">
          <draw:text-box>
            <text:list text:style-name="L2">
              <text:list-header>
                <text:p><text:span text:style-name="T11">&lt;?xml version="1.0"?&gt;</text:span></text:p>
                <text:p><text:span text:style-name="T12">&lt;!DOCTYPE note SYSTEM "http://site.ru/dtd/note.dtd"&gt;</text:span></text:p>
                <text:p><text:span text:style-name="T13">&lt;note xmlns="http://site.ru" xsi:schemaLocation="http://site.ru/note.xsd"&gt;</text:span></text:p>
                <text:p><text:span text:style-name="T11">&lt;note&gt;</text:span></text:p>
                <text:p><text:span text:style-name="T11"><text:s text:c="3"/></text:span><text:span text:style-name="T11">&lt;to&gt;qwerty@mail.ru&lt;/to&gt;</text:span></text:p>
                <text:p><text:span text:style-name="T11"><text:s text:c="3"/></text:span><text:span text:style-name="T11">&lt;from&gt;asdf@mail.ru&lt;/from&gt;</text:span></text:p>
                <text:p><text:span text:style-name="T11"><text:s text:c="3"/></text:span><text:span text:style-name="T11">&lt;heading&gt;Напоминание&lt;/heading&gt;</text:span></text:p>
                <text:p><text:span text:style-name="T11"><text:s text:c="3"/></text:span><text:span text:style-name="T11">&lt;body&gt;Встреча в 14:00&lt;/body&gt;</text:span></text:p>
                <text:p><text:span text:style-name="T11">&lt;/note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8" draw:layer="layout" svg:width="25.199cm" svg:height="18.5cm" svg:x="1.4cm" svg:y="1.5cm" presentation:class="outline" presentation:user-transformed="true">
          <draw:text-box>
            <text:list text:style-name="L2">
              <text:list-header>
                <text:p><text:s/>DTD и XML схемы – два альтернативных способа описания структуры XML документа</text:p>
                <text:p/>
                <text:p>Главные причины использования описания структуры:</text:p>
                <text:p>- создание собственного формата</text:p>
                <text:p>- облегчение соглашения о стандартах пересекающихся данных.</text:p>
                <text:p>- возможность <text:s/>проверки корректности данны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8" draw:layer="layout" svg:width="25.199cm" svg:height="18.5cm" svg:x="1.301cm" svg:y="1.5cm" presentation:class="outline" presentation:user-transformed="true">
          <draw:text-box>
            <text:list text:style-name="L2">
              <text:list-header>
                <text:p text:style-name="P3"><text:span text:style-name="T2">PHP и XML</text:span></text:p>
                <text:p/>
                <text:p>В PHP существуют встроенные средства для разбора XML-документов</text:p>
                <text:p>new SimpleXMLElement($xml_data) – создаст объект из xml-данных</text:p>
                <text:p/>
                <text:p>Функция simplexml_load_file('filename.xml') прочитает XML-документ из указанного в аргументе функции файла и вернет объект со всеми данными из документ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 text:style-name="P3"><text:span text:style-name="T2">Формат JSON</text:span></text:p>
                <text:p/>
                <text:p><text:span text:style-name="T2">JSON</text:span> (<text:span text:style-name="T2">J</text:span>ava<text:span text:style-name="T2">S</text:span>cript <text:span text:style-name="T2">O</text:span>bject <text:span text:style-name="T2">N</text:span>otation) - простой формат обмена данными, удобный для чтения и написания.</text:p>
                <text:p>Это текстовый формат, полностью независимый от языка реализации, он использует соглашения, знакомые программистам C-подобных языков, таких как C, C++, C#, Java, JavaScript, Perl, Python и др. Эти свойства делают JSON идеальным форматом для обмена данным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9" draw:layer="layout" svg:width="25.199cm" svg:height="19.225cm" svg:x="1.4cm" svg:y="1cm" presentation:class="outline" presentation:user-transformed="true">
          <draw:text-box>
            <text:list text:style-name="L2">
              <text:list-header>
                <text:p text:style-name="P3">Основы структуры JSON:</text:p>
                <text:p><text:s/>- Коллекция пар ключ/значение. В разных языках, эта концепция реализована как объект, запись, структура, словарь, хэш, именованный список или ассоциативный массив.</text:p>
                <text:p><text:s/>- Упорядоченный список значений. В большинстве языков это реализовано как массив, вектор, список или последовательность.</text:p>
                <text:p>Это универсальные структуры данных. Почти все современные языки программирования поддерживают их в какой-либо форме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><text:span text:style-name="T2">Объект</text:span> - неупорядоченный набор пар ключ/значение. Объект начинается с "<text:span text:style-name="T2">{</text:span><text:span text:style-name="T4">"</text:span> и заканчивается "<text:span text:style-name="T2">}</text:span><text:span text:style-name="T4">"</text:span>. Каждое имя сопровождается двоеточием, пары ключ/значение разделяются запятой.</text:p>
                <text:p><text:span text:style-name="T2">Массив</text:span> - упорядоченная коллекция значений. Массив начинается с "<text:span text:style-name="T2">[</text:span>" и заканчивается "<text:span text:style-name="T2">]</text:span>". Значения разделены запятой.</text:p>
                <text:p><text:span text:style-name="T2">Значение</text:span> может быть строкой в двойных кавычках, числом, true, false, null, объектом или массивом. Эти структуры могут быть вложенными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0" draw:layer="layout" svg:width="25.199cm" svg:height="18.773cm" svg:x="1.4cm" svg:y="0.8cm" presentation:class="outline" presentation:user-transformed="true">
          <draw:text-box>
            <text:list text:style-name="L2">
              <text:list-header>
                <text:p text:style-name="P3"><text:span text:style-name="T2">PHP и JSON</text:span></text:p>
                <text:p/>
                <text:p>В PHP начиная с версии 5.2 есть встроенные функции</text:p>
                <text:p>$string=<text:span text:style-name="T2">json_encode</text:span>($object)</text:p>
                <text:p>преобразует объект (массив) в JSON-представление </text:p>
                <text:p>$object=<text:span text:style-name="T2">json_decode</text:span>($string)</text:p>
                <text:p>преобразует JSON-представление в объек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8H40M54S</meta:editing-duration>
    <meta:editing-cycles>111</meta:editing-cycles>
    <meta:generator>OpenOffice/4.1.7$Win32 OpenOffice.org_project/417m1$Build-9800</meta:generator>
    <dc:date>2020-03-19T21:08:50.76</dc:date>
    <dc:creator>Pooh VVS</dc:creator>
    <meta:document-statistic meta:object-count="100"/>
  </office:meta>
</office:document-meta>
</file>